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0000000FB416471D755D85826.png" manifest:media-type="image/png"/>
  <manifest:file-entry manifest:full-path="Pictures/1000020100000091000000F3FB359A92B5EBD24C.png" manifest:media-type="image/png"/>
  <manifest:file-entry manifest:full-path="Pictures/10000201000000A500000063569F9E993AC0E030.png" manifest:media-type="image/png"/>
  <manifest:file-entry manifest:full-path="Pictures/100002010000010000000068E368E4256CB40B2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5.835cm" svg:height="8.528cm" svg:x="16.665cm" svg:y="9.872cm">
          <draw:image xlink:href="Pictures/1000020100000091000000F3FB359A92B5EBD24C.png" xlink:type="simple" xlink:show="embed" xlink:actuate="onLoad">
            <text:p/>
          </draw:image>
        </draw:frame>
        <draw:frame draw:style-name="gr1" draw:text-style-name="P1" draw:layer="layout" svg:width="8.906cm" svg:height="3.618cm" draw:transform="skewX (0.000349065850398867) rotate (1.58615522421245) translate (21.737cm 14.46cm)">
          <draw:image xlink:href="Pictures/100002010000010000000068E368E4256CB40B21.png" xlink:type="simple" xlink:show="embed" xlink:actuate="onLoad">
            <text:p/>
          </draw:image>
        </draw:frame>
        <draw:frame draw:style-name="gr1" draw:text-style-name="P1" draw:layer="layout" svg:width="12.276cm" svg:height="6.64cm" svg:x="2.114cm" svg:y="3.727cm">
          <draw:image xlink:href="Pictures/10000201000001D0000000FB416471D755D85826.png" xlink:type="simple" xlink:show="embed" xlink:actuate="onLoad">
            <text:p/>
          </draw:image>
        </draw:frame>
        <draw:frame draw:style-name="gr1" draw:text-style-name="P1" draw:layer="layout" svg:width="4.365cm" svg:height="2.618cm" svg:x="15.657cm" svg:y="2.306cm">
          <draw:image xlink:href="Pictures/10000201000000A500000063569F9E993AC0E0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12:21:24.344353039</meta:creation-date>
    <dc:date>2019-04-07T12:33:47.355201697</dc:date>
    <meta:editing-duration>PT2M13S</meta:editing-duration>
    <meta:editing-cycles>1</meta:editing-cycles>
    <meta:document-statistic meta:object-count="4"/>
    <meta:generator>LibreOffice/6.0.7.3$Linux_X86_64 LibreOffice_project/00m0$Build-3</meta:generator>
  </office:meta>
</office:document-meta>
</file>